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3366" draw:opacity="50%" draw:textarea-horizontal-align="center" draw:textarea-vertical-align="middle" draw:shadow-opacity="50%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-color="#355e00" draw:opacity="50%" draw:textarea-horizontal-align="center" draw:textarea-vertical-align="middle" draw:shadow-opacity="50%"/>
    </style:style>
    <style:style style:name="gr4" style:family="graphic" style:parent-style-name="standard">
      <style:graphic-properties draw:textarea-horizontal-align="center" draw:textarea-vertical-align="middle" draw:shadow="hidden" draw:shadow-opacity="50%"/>
    </style:style>
    <style:style style:name="gr5" style:family="graphic" style:parent-style-name="standard">
      <style:graphic-properties draw:textarea-horizontal-align="center" draw:textarea-vertical-align="middle" draw:shadow="hidden" draw:shadow-opacity="45%"/>
    </style:style>
    <style:style style:name="gr6" style:family="graphic" style:parent-style-name="standard">
      <style:graphic-properties draw:stroke="none" svg:stroke-color="#008000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color="#008000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solid" svg:stroke-color="#008000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draw:fill="none" draw:fill-color="#ffffff" fo:min-height="0.84cm"/>
    </style:style>
    <style:style style:name="gr11" style:family="graphic" style:parent-style-name="standard">
      <style:graphic-properties draw:stroke="solid"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stroke="solid" draw:marker-start="Arrow"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fill-color="#99ccff" draw:opacity="100%" draw:textarea-horizontal-align="center" draw:textarea-vertical-align="middle" draw:shadow="hidden" draw:shadow-opacity="100%"/>
    </style:style>
    <style:style style:name="gr14" style:family="graphic" style:parent-style-name="standard">
      <style:graphic-properties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8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6pt"/>
    </style:style>
    <style:style style:name="T1" style:family="text">
      <style:text-properties fo:font-size="18pt"/>
    </style:style>
    <style:style style:name="T2" style:family="text">
      <style:text-properties fo:font-size="1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2" draw:id="id9" draw:layer="layout" svg:width="4cm" svg:height="1cm" svg:x="7.761cm" svg:y="5.401cm">
          <text:p text:style-name="P1"><text:span text:style-name="T1">Lexer</text:span></text:p>
        </draw:rect>
        <draw:rect draw:style-name="gr1" draw:text-style-name="P2" draw:id="id10" draw:layer="layout" svg:width="4cm" svg:height="1cm" svg:x="7.761cm" svg:y="13.901cm">
          <text:p text:style-name="P1"><text:span text:style-name="T1">Parser</text:span></text:p>
        </draw:rect>
        <draw:rect draw:style-name="gr2" draw:text-style-name="P2" draw:id="id4" draw:layer="layout" svg:width="6.6cm" svg:height="1cm" svg:x="14.4cm" svg:y="18.301cm">
          <text:p text:style-name="P1"><text:span text:style-name="T1">GrammarEvaluator</text:span></text:p>
        </draw:rect>
        <draw:rect draw:style-name="gr3" draw:text-style-name="P2" draw:id="id5" draw:layer="layout" svg:width="2cm" svg:height="1.5cm" svg:x="1.5cm" svg:y="7.401cm">
          <text:p text:style-name="P1"><text:span text:style-name="T1">xlex</text:span></text:p>
        </draw:rect>
        <draw:rect draw:style-name="gr3" draw:text-style-name="P2" draw:id="id7" draw:layer="layout" svg:width="2cm" svg:height="1.5cm" svg:x="1.5cm" svg:y="15.901cm">
          <text:p text:style-name="P1"><text:span text:style-name="T1">xpars</text:span></text:p>
        </draw:rect>
        <draw:rect draw:style-name="gr3" draw:text-style-name="P2" draw:id="id1" draw:layer="layout" svg:width="2cm" svg:height="1.5cm" svg:x="25cm" svg:y="12.901cm">
          <text:p text:style-name="P1"><text:span text:style-name="T1">xtls</text:span></text:p>
        </draw:rect>
        <draw:rect draw:style-name="gr2" draw:text-style-name="P2" draw:id="id6" draw:layer="layout" svg:width="4.1cm" svg:height="1cm" svg:x="7.711cm" svg:y="7.651cm">
          <text:p text:style-name="P1"><text:span text:style-name="T1">LexerTable</text:span></text:p>
        </draw:rect>
        <draw:rect draw:style-name="gr2" draw:text-style-name="P2" draw:id="id8" draw:layer="layout" svg:width="4.1cm" svg:height="1cm" svg:x="7.711cm" svg:y="16.151cm">
          <text:p text:style-name="P1"><text:span text:style-name="T1">ParserTable</text:span></text:p>
        </draw:rect>
        <draw:rect draw:style-name="gr2" draw:text-style-name="P2" draw:id="id3" draw:layer="layout" svg:width="8cm" svg:height="1cm" svg:x="19cm" svg:y="8.201cm">
          <text:p text:style-name="P1"><text:span text:style-name="T1">TerminalAttributeEvaluator</text:span></text:p>
        </draw:rect>
        <draw:rect draw:style-name="gr4" draw:text-style-name="P2" draw:id="id11" draw:layer="layout" svg:width="5.723cm" svg:height="1cm" svg:x="14.2cm" svg:y="5.401cm">
          <text:p text:style-name="P1"><text:span text:style-name="T1">ToolsLexerListener</text:span></text:p>
        </draw:rect>
        <draw:rect draw:style-name="gr5" draw:text-style-name="P2" draw:id="id2" draw:layer="layout" svg:width="6.123cm" svg:height="1cm" svg:x="14.3cm" svg:y="13.901cm">
          <text:p text:style-name="P1"><text:span text:style-name="T1">ToolsParserListener</text:span></text:p>
        </draw:rect>
        <draw:g>
          <draw:line draw:style-name="gr6" draw:text-style-name="P3" draw:layer="layout" svg:x1="3.7cm" svg:y1="7.901cm" svg:x2="7.2cm" svg:y2="7.901cm">
            <text:p text:style-name="P4"/>
          </draw:line>
        </draw:g>
        <draw:rect draw:style-name="gr1" draw:text-style-name="P2" draw:id="id12" draw:layer="layout" svg:width="5.1cm" svg:height="1cm" svg:x="16.4cm" svg:y="10.401cm">
          <text:p text:style-name="P1"><text:span text:style-name="T1">AttributeHolder</text:span></text:p>
        </draw:rect>
        <draw:frame draw:style-name="gr7" draw:text-style-name="P5" draw:layer="layout" svg:width="1.285cm" svg:height="0.937cm" svg:x="17.7cm" svg:y="12.719cm">
          <draw:text-box>
            <text:p text:style-name="P4"><text:span text:style-name="T2">get</text:span></text:p>
          </draw:text-box>
        </draw:frame>
        <draw:frame draw:style-name="gr7" draw:text-style-name="P5" draw:layer="layout" svg:width="1.256cm" svg:height="0.937cm" svg:x="16.6cm" svg:y="8.119cm">
          <draw:text-box>
            <text:p text:style-name="P4"><text:span text:style-name="T2">set</text:span></text:p>
          </draw:text-box>
        </draw:frame>
        <draw:frame draw:style-name="gr7" draw:text-style-name="P5" draw:layer="layout" svg:width="1.569cm" svg:height="0.937cm" svg:x="12.8cm" svg:y="8.619cm">
          <draw:text-box>
            <text:p text:style-name="P4"><text:span text:style-name="T2">step</text:span></text:p>
          </draw:text-box>
        </draw:frame>
        <draw:frame draw:style-name="gr7" draw:text-style-name="P5" draw:layer="layout" svg:width="4.985cm" svg:height="0.937cm" svg:x="19.235cm" svg:y="6.719cm">
          <draw:text-box>
            <text:p text:style-name="P4"><text:span text:style-name="T2">get attribute value</text:span></text:p>
          </draw:text-box>
        </draw:frame>
        <draw:frame draw:style-name="gr7" draw:text-style-name="P5" draw:layer="layout" svg:width="6.082cm" svg:height="0.937cm" svg:x="16.8cm" svg:y="15.801cm">
          <draw:text-box>
            <text:p text:style-name="P4"><text:span text:style-name="T2">calls grammar method</text:span></text:p>
          </draw:text-box>
        </draw:frame>
        <draw:frame draw:style-name="gr7" draw:text-style-name="P5" draw:layer="layout" svg:width="3.008cm" svg:height="1.623cm" svg:x="23.423cm" svg:y="14.923cm">
          <draw:text-box>
            <text:p text:style-name="P4"><text:span text:style-name="T2">Tatoo</text:span></text:p>
            <text:p text:style-name="P4"><text:span text:style-name="T2">generates</text:span></text:p>
          </draw:text-box>
        </draw:frame>
        <draw:frame draw:style-name="gr7" draw:text-style-name="P5" draw:layer="layout" svg:width="3.008cm" svg:height="1.623cm" svg:x="21.692cm" svg:y="12.719cm">
          <draw:text-box>
            <text:p text:style-name="P4"><text:span text:style-name="T2">Tatoo</text:span></text:p>
            <text:p text:style-name="P4"><text:span text:style-name="T2">generates</text:span></text:p>
          </draw:text-box>
        </draw:frame>
        <draw:frame draw:style-name="gr7" draw:text-style-name="P5" draw:layer="layout" svg:width="3.008cm" svg:height="1.623cm" svg:x="23.6cm" svg:y="10.119cm">
          <draw:text-box>
            <text:p text:style-name="P4"><text:span text:style-name="T2">Tatoo</text:span></text:p>
            <text:p text:style-name="P4"><text:span text:style-name="T2">generates</text:span></text:p>
          </draw:text-box>
        </draw:frame>
        <draw:connector draw:style-name="gr8" draw:text-style-name="P3" draw:layer="layout" draw:type="line" svg:x1="25cm" svg:y1="13.651cm" svg:x2="20.423cm" svg:y2="14.401cm" draw:start-shape="id1" draw:start-glue-point="3" draw:end-shape="id2" draw:end-glue-point="1">
          <text:p text:style-name="P4"/>
        </draw:connector>
        <draw:connector draw:style-name="gr8" draw:text-style-name="P3" draw:layer="layout" draw:type="line" svg:x1="26cm" svg:y1="12.901cm" svg:x2="23cm" svg:y2="9.201cm" draw:start-shape="id1" draw:start-glue-point="0" draw:end-shape="id3" draw:end-glue-point="2">
          <text:p text:style-name="P4"/>
        </draw:connector>
        <draw:connector draw:style-name="gr8" draw:text-style-name="P3" draw:layer="layout" draw:type="line" svg:x1="26cm" svg:y1="14.401cm" svg:x2="21cm" svg:y2="18.801cm" draw:start-shape="id1" draw:start-glue-point="2" draw:end-shape="id4">
          <text:p text:style-name="P4"/>
        </draw:connector>
        <draw:connector draw:style-name="gr9" draw:text-style-name="P3" draw:layer="layout" draw:type="line" svg:x1="3.5cm" svg:y1="8.151cm" svg:x2="7.711cm" svg:y2="8.151cm" draw:start-shape="id5" draw:start-glue-point="1" draw:end-shape="id6" draw:end-glue-point="3">
          <text:p text:style-name="P4"/>
        </draw:connector>
        <draw:connector draw:style-name="gr9" draw:text-style-name="P3" draw:layer="layout" draw:type="line" svg:x1="3.5cm" svg:y1="16.651cm" svg:x2="7.711cm" svg:y2="16.651cm" draw:start-shape="id7" draw:start-glue-point="1" draw:end-shape="id8">
          <text:p text:style-name="P4"/>
        </draw:connector>
        <draw:frame draw:style-name="gr10" draw:text-style-name="P4" draw:layer="layout" svg:width="3.008cm" svg:height="1.623cm" svg:x="4.063cm" svg:y="15.769cm">
          <draw:text-box>
            <text:p text:style-name="P4"><text:span text:style-name="T2">Tatoo</text:span></text:p>
            <text:p text:style-name="P4"><text:span text:style-name="T2">generates</text:span></text:p>
          </draw:text-box>
        </draw:frame>
        <draw:connector draw:style-name="gr11" draw:text-style-name="P3" draw:layer="layout" draw:type="line" svg:x1="9.761cm" svg:y1="6.401cm" svg:x2="9.761cm" svg:y2="7.651cm" draw:start-shape="id9" draw:start-glue-point="2" draw:end-shape="id6" draw:end-glue-point="0">
          <text:p text:style-name="P4"/>
        </draw:connector>
        <draw:connector draw:style-name="gr11" draw:text-style-name="P3" draw:layer="layout" draw:type="line" svg:x1="9.761cm" svg:y1="14.901cm" svg:x2="9.761cm" svg:y2="16.151cm" draw:start-shape="id10" draw:start-glue-point="2" draw:end-shape="id8" draw:end-glue-point="0">
          <text:p text:style-name="P4"/>
        </draw:connector>
        <draw:frame draw:style-name="gr10" draw:text-style-name="P4" draw:layer="layout" svg:width="1.696cm" svg:height="1.09cm" svg:x="9.602cm" svg:y="14.811cm">
          <draw:text-box>
            <text:p text:style-name="P4"><text:span text:style-name="T2">uses</text:span></text:p>
          </draw:text-box>
        </draw:frame>
        <draw:connector draw:style-name="gr11" draw:text-style-name="P3" draw:layer="layout" draw:type="line" svg:x1="11.761cm" svg:y1="5.901cm" svg:x2="14.2cm" svg:y2="5.901cm" draw:start-shape="id9" draw:start-glue-point="1" draw:end-shape="id11">
          <text:p text:style-name="P4"/>
        </draw:connector>
        <draw:connector draw:style-name="gr11" draw:text-style-name="P3" draw:layer="layout" draw:type="line" svg:x1="11.761cm" svg:y1="14.401cm" svg:x2="14.3cm" svg:y2="14.401cm" draw:start-shape="id10" draw:start-glue-point="1" draw:end-shape="id2" draw:end-glue-point="3">
          <text:p text:style-name="P4"/>
        </draw:connector>
        <draw:frame draw:style-name="gr10" draw:text-style-name="P4" draw:layer="layout" svg:width="2.263cm" svg:height="1.09cm" svg:x="11.837cm" svg:y="12.306cm">
          <draw:text-box>
            <text:p text:style-name="P4"><text:span text:style-name="T2">signals</text:span></text:p>
          </draw:text-box>
        </draw:frame>
        <draw:connector draw:style-name="gr11" draw:text-style-name="P3" draw:layer="layout" draw:type="line" svg:x1="17.061cm" svg:y1="6.401cm" svg:x2="9.761cm" svg:y2="13.901cm" draw:start-shape="id11" draw:start-glue-point="2" draw:end-shape="id10" draw:end-glue-point="0">
          <text:p text:style-name="P4"/>
        </draw:connector>
        <draw:connector draw:style-name="gr11" draw:text-style-name="P3" draw:layer="layout" draw:type="line" svg:x1="17.061cm" svg:y1="6.401cm" svg:x2="18.95cm" svg:y2="10.401cm" draw:start-shape="id11" draw:start-glue-point="2" draw:end-shape="id12" draw:end-glue-point="0">
          <text:p text:style-name="P4"/>
        </draw:connector>
        <draw:connector draw:style-name="gr12" draw:text-style-name="P3" draw:layer="layout" draw:type="line" svg:x1="17.061cm" svg:y1="6.401cm" svg:x2="22.741cm" svg:y2="8.14cm" draw:start-shape="id11" draw:start-glue-point="2">
          <text:p text:style-name="P4"/>
        </draw:connector>
        <draw:connector draw:style-name="gr12" draw:text-style-name="P3" draw:layer="layout" draw:type="line" svg:x1="17.361cm" svg:y1="14.901cm" svg:x2="17.7cm" svg:y2="18.301cm" draw:start-shape="id2" draw:start-glue-point="2" draw:end-shape="id4" draw:end-glue-point="0">
          <text:p text:style-name="P4"/>
        </draw:connector>
        <draw:connector draw:style-name="gr11" draw:text-style-name="P3" draw:layer="layout" draw:type="line" svg:x1="17.361cm" svg:y1="13.901cm" svg:x2="18.95cm" svg:y2="11.401cm" draw:start-shape="id2" draw:start-glue-point="0" draw:end-shape="id12" draw:end-glue-point="2">
          <text:p text:style-name="P4"/>
        </draw:connector>
        <draw:frame draw:style-name="gr10" draw:text-style-name="P4" draw:layer="layout" svg:width="3.008cm" svg:height="1.623cm" svg:x="4.063cm" svg:y="7.269cm">
          <draw:text-box>
            <text:p text:style-name="P4"><text:span text:style-name="T2">Tatoo</text:span></text:p>
            <text:p text:style-name="P4"><text:span text:style-name="T2">generates</text:span></text:p>
          </draw:text-box>
        </draw:frame>
        <draw:frame draw:style-name="gr10" draw:text-style-name="P4" draw:layer="layout" svg:width="1.696cm" svg:height="1.09cm" svg:x="9.602cm" svg:y="6.311cm">
          <draw:text-box>
            <text:p text:style-name="P4"><text:span text:style-name="T2">uses</text:span></text:p>
          </draw:text-box>
        </draw:frame>
        <draw:frame draw:style-name="gr10" draw:text-style-name="P4" draw:layer="layout" svg:width="2.263cm" svg:height="1.09cm" svg:x="11.838cm" svg:y="4.906cm">
          <draw:text-box>
            <text:p text:style-name="P4"><text:span text:style-name="T2">signals</text:span></text:p>
          </draw:text-box>
        </draw:frame>
        <draw:connector draw:style-name="gr11" draw:text-style-name="P3" draw:layer="layout" draw:type="line" svg:x1="5.25cm" svg:y1="5.901cm" svg:x2="7.8cm" svg:y2="5.901cm">
          <text:p text:style-name="P4"/>
        </draw:connector>
        <draw:frame draw:style-name="gr10" draw:text-style-name="P4" draw:layer="layout" svg:width="3.261cm" svg:height="1.09cm" svg:x="2.139cm" svg:y="5.206cm">
          <draw:text-box>
            <text:p text:style-name="P4"><text:span text:style-name="T2">characters</text:span></text:p>
          </draw:text-box>
        </draw:frame>
        <draw:connector draw:style-name="gr8" draw:text-style-name="P3" draw:layer="layout" draw:type="curve" svg:x1="27cm" svg:y1="13.651cm" svg:x2="19.923cm" svg:y2="5.901cm" draw:start-shape="id1" draw:start-glue-point="1" draw:end-shape="id11" draw:end-glue-point="1">
          <text:p text:style-name="P4"/>
        </draw:connector>
        <draw:frame draw:style-name="gr7" draw:text-style-name="P5" draw:layer="layout" svg:width="3.008cm" svg:height="1.623cm" svg:x="24.615cm" svg:y="5.223cm">
          <draw:text-box>
            <text:p text:style-name="P4"><text:span text:style-name="T2">Tatoo</text:span></text:p>
            <text:p text:style-name="P4"><text:span text:style-name="T2">generates</text:span></text:p>
          </draw:text-box>
        </draw:frame>
        <draw:rect draw:style-name="gr13" draw:text-style-name="P2" draw:id="id13" draw:layer="layout" svg:width="4cm" svg:height="1cm" svg:x="7.761cm" svg:y="1.423cm">
          <text:p text:style-name="P1"><text:span text:style-name="T1">Analyzer</text:span></text:p>
        </draw:rect>
        <draw:connector draw:style-name="gr14" draw:text-style-name="P3" draw:layer="layout" draw:type="line" svg:x1="9.761cm" svg:y1="2.423cm" svg:x2="9.761cm" svg:y2="5.401cm" draw:start-shape="id13" draw:start-glue-point="2" draw:end-shape="id9" draw:end-glue-point="0">
          <text:p text:style-name="P4"/>
        </draw:connector>
        <draw:frame draw:style-name="gr10" draw:text-style-name="P4" draw:layer="layout" svg:width="1.696cm" svg:height="1.09cm" svg:x="9.602cm" svg:y="3.211cm">
          <draw:text-box>
            <text:p text:style-name="P4"><text:span text:style-name="T2">uses</text:span></text:p>
          </draw:text-box>
        </draw:frame>
        <draw:connector draw:style-name="gr8" draw:text-style-name="P3" draw:layer="layout" draw:type="curve" draw:line-skew="7.667cm" svg:x1="27.001cm" svg:y1="13.651cm" svg:x2="11.761cm" svg:y2="1.923cm" draw:end-shape="id13" draw:end-glue-point="1">
          <text:p text:style-name="P4"/>
        </draw:connector>
        <draw:rect draw:style-name="gr2" draw:text-style-name="P2" draw:id="id14" draw:layer="layout" svg:width="5.388cm" svg:height="1cm" svg:x="3.923cm" svg:y="10.551cm">
          <text:p text:style-name="P1"><text:span text:style-name="T1">TerminalRuleMap</text:span></text:p>
        </draw:rect>
        <draw:connector draw:style-name="gr8" draw:text-style-name="P3" draw:layer="layout" draw:type="line" svg:x1="25.001cm" svg:y1="13.651cm" svg:x2="9.311cm" svg:y2="11.051cm" draw:end-shape="id14">
          <text:p text:style-name="P4"/>
        </draw:connector>
        <draw:connector draw:style-name="gr15" draw:text-style-name="P3" draw:layer="layout" draw:type="line" svg:x1="9.761cm" svg:y1="13.901cm" svg:x2="6.617cm" svg:y2="11.551cm" draw:start-shape="id10" draw:start-glue-point="0" draw:end-shape="id14" draw:end-glue-point="2">
          <text:p text:style-name="P4"/>
        </draw:connector>
        <draw:connector draw:style-name="gr15" draw:text-style-name="P3" draw:layer="layout" draw:type="line" svg:x1="6.617cm" svg:y1="10.551cm" svg:x2="9.761cm" svg:y2="6.401cm" draw:start-shape="id14" draw:start-glue-point="0" draw:end-shape="id9" draw:end-glue-point="2">
          <text:p text:style-name="P4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r" fo:country="FR" style:font-family-asian="'Luxi Sans'" style:font-pitch-asian="variable" style:font-size-asian="24pt" style:language-asian="none" style:country-asian="none" style:font-family-complex="'Luxi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uxi Sans'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423cm" fo:margin-bottom="0.454cm" fo:margin-left="0.423cm" fo:margin-right="0.454cm" fo:page-width="29.7cm" fo:page-height="20.99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>
      <office:forms form:automatic-focus="false" form:apply-design-mode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06-09-28T14:58:55</meta:creation-date>
    <dc:date>2006-09-28T15:23:20</dc:date>
    <dc:language>fr-FR</dc:language>
    <meta:editing-cycles>4</meta:editing-cycles>
    <meta:editing-duration>PT24M27S</meta:editing-duration>
    <meta:user-defined meta:name="Info 1"/>
    <meta:user-defined meta:name="Info 2"/>
    <meta:user-defined meta:name="Info 3"/>
    <meta:user-defined meta:name="Info 4"/>
    <meta:document-statistic meta:object-count="54"/>
  </office:meta>
</office:document-meta>
</file>